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-300-0.010" table:style-name="ta1">
        <table:shapes>
          <draw:frame draw:z-index="0" draw:style-name="gr1" draw:text-style-name="P1" svg:width="15.06cm" svg:height="11.826cm" svg:x="0.624cm" svg:y="7.501cm">
            <draw:object draw:notify-on-update-of-ranges="'test-300-0.010'.A2:'test-300-0.010'.A8 'test-300-0.010'.D1:'test-300-0.010'.D1 'test-300-0.010'.D2:'test-300-0.010'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 (W)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798" calcext:value-type="float">
            <text:p>798</text:p>
          </table:table-cell>
          <table:table-cell office:value-type="float" office:value="2.417657" calcext:value-type="float">
            <text:p>2.417657</text:p>
          </table:table-cell>
          <table:table-cell office:value-type="float" office:value="2.846413" calcext:value-type="float">
            <text:p>2.846413</text:p>
          </table:table-cell>
          <table:table-cell office:value-type="float" office:value="3.089836" calcext:value-type="float">
            <text:p>3.089836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801" calcext:value-type="float">
            <text:p>801</text:p>
          </table:table-cell>
          <table:table-cell office:value-type="float" office:value="3.411368" calcext:value-type="float">
            <text:p>3.411368</text:p>
          </table:table-cell>
          <table:table-cell office:value-type="float" office:value="3.764754" calcext:value-type="float">
            <text:p>3.764754</text:p>
          </table:table-cell>
          <table:table-cell office:value-type="float" office:value="4.012441" calcext:value-type="float">
            <text:p>4.012441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801" calcext:value-type="float">
            <text:p>801</text:p>
          </table:table-cell>
          <table:table-cell office:value-type="float" office:value="3.575675" calcext:value-type="float">
            <text:p>3.575675</text:p>
          </table:table-cell>
          <table:table-cell office:value-type="float" office:value="3.808968" calcext:value-type="float">
            <text:p>3.808968</text:p>
          </table:table-cell>
          <table:table-cell office:value-type="float" office:value="4.299183" calcext:value-type="float">
            <text:p>4.299183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801" calcext:value-type="float">
            <text:p>801</text:p>
          </table:table-cell>
          <table:table-cell office:value-type="float" office:value="3.705801" calcext:value-type="float">
            <text:p>3.705801</text:p>
          </table:table-cell>
          <table:table-cell office:value-type="float" office:value="3.945235" calcext:value-type="float">
            <text:p>3.945235</text:p>
          </table:table-cell>
          <table:table-cell office:value-type="float" office:value="6.404952" calcext:value-type="float">
            <text:p>6.404952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801" calcext:value-type="float">
            <text:p>801</text:p>
          </table:table-cell>
          <table:table-cell office:value-type="float" office:value="3.826833" calcext:value-type="float">
            <text:p>3.826833</text:p>
          </table:table-cell>
          <table:table-cell office:value-type="float" office:value="4.053807" calcext:value-type="float">
            <text:p>4.053807</text:p>
          </table:table-cell>
          <table:table-cell office:value-type="float" office:value="4.4287" calcext:value-type="float">
            <text:p>4.4287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800" calcext:value-type="float">
            <text:p>800</text:p>
          </table:table-cell>
          <table:table-cell office:value-type="float" office:value="3.931996" calcext:value-type="float">
            <text:p>3.931996</text:p>
          </table:table-cell>
          <table:table-cell office:value-type="float" office:value="4.203545" calcext:value-type="float">
            <text:p>4.203545</text:p>
          </table:table-cell>
          <table:table-cell office:value-type="float" office:value="4.524707" calcext:value-type="float">
            <text:p>4.524707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801" calcext:value-type="float">
            <text:p>801</text:p>
          </table:table-cell>
          <table:table-cell office:value-type="float" office:value="4.555347" calcext:value-type="float">
            <text:p>4.555347</text:p>
          </table:table-cell>
          <table:table-cell office:value-type="float" office:value="4.950947" calcext:value-type="float">
            <text:p>4.950947</text:p>
          </table:table-cell>
          <table:table-cell office:value-type="float" office:value="6.919355" calcext:value-type="float">
            <text:p>6.9193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1" table:formula="of:=([.D2]-[.$D$2])/[.$D$2]" office:value-type="percentage" office:value="0" calcext:value-type="percentage">
            <text:p>0.00%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-free</text:p>
          </table:table-cell>
          <table:table-cell table:style-name="ce1" table:formula="of:=([.D3]-[.$D$2])/[.$D$2]" office:value-type="percentage" office:value="0.32263097449316" calcext:value-type="percentage">
            <text:p>32.26%</text:p>
          </table:table-cell>
          <table:table-cell table:formula="of:=[.D3]-[.$D$2]" office:value-type="float" office:value="0.918341" calcext:value-type="float">
            <text:p>0.918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i</text:p>
          </table:table-cell>
          <table:table-cell table:style-name="ce1" table:formula="of:=([.D4]-[.$D$2])/[.$D$2]" office:value-type="percentage" office:value="0.338164208777855" calcext:value-type="percentage">
            <text:p>33.82%</text:p>
          </table:table-cell>
          <table:table-cell table:formula="of:=[.D4]-[.$D$2]" office:value-type="float" office:value="0.962555" calcext:value-type="float">
            <text:p>0.962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fony</text:p>
          </table:table-cell>
          <table:table-cell table:style-name="ce1" table:formula="of:=([.D5]-[.$D$2])/[.$D$2]" office:value-type="percentage" office:value="0.386037444320272" calcext:value-type="percentage">
            <text:p>38.60%</text:p>
          </table:table-cell>
          <table:table-cell table:formula="of:=[.D5]-[.$D$2]" office:value-type="float" office:value="1.098822" calcext:value-type="float">
            <text:p>1.098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inas</text:p>
          </table:table-cell>
          <table:table-cell table:style-name="ce1" table:formula="of:=([.D6]-[.$D$2])/[.$D$2]" office:value-type="percentage" office:value="0.424180890123815" calcext:value-type="percentage">
            <text:p>42.42%</text:p>
          </table:table-cell>
          <table:table-cell table:formula="of:=[.D6]-[.$D$2]" office:value-type="float" office:value="1.207394" calcext:value-type="float">
            <text:p>1.207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4</text:p>
          </table:table-cell>
          <table:table-cell table:style-name="ce1" table:formula="of:=([.D7]-[.$D$2])/[.$D$2]" office:value-type="percentage" office:value="0.476786748795765" calcext:value-type="percentage">
            <text:p>47.68%</text:p>
          </table:table-cell>
          <table:table-cell table:formula="of:=[.D7]-[.$D$2]" office:value-type="float" office:value="1.357132" calcext:value-type="float">
            <text:p>1.357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avel</text:p>
          </table:table-cell>
          <table:table-cell table:style-name="ce1" table:formula="of:=([.D8]-[.$D$2])/[.$D$2]" office:value-type="percentage" office:value="0.739363542816872" calcext:value-type="percentage">
            <text:p>73.94%</text:p>
          </table:table-cell>
          <table:table-cell table:formula="of:=[.D8]-[.$D$2]" office:value-type="float" office:value="2.104534" calcext:value-type="float">
            <text:p>2.104534</text:p>
          </table:table-cell>
          <table:table-cell table:number-columns-repeated="2"/>
        </table:table-row>
      </table:table>
      <table:table table:name="test-300-0.050" table:style-name="ta1">
        <table:shapes>
          <draw:frame draw:z-index="0" draw:style-name="gr1" draw:text-style-name="P1" svg:width="15.079cm" svg:height="11.841cm" svg:x="0.528cm" svg:y="8.027cm">
            <draw:object draw:notify-on-update-of-ranges="'test-300-0.050'.A2:'test-300-0.050'.A8 'test-300-0.050'.D1:'test-300-0.050'.D1 'test-300-0.050'.D2:'test-300-0.050'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 (W)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798" calcext:value-type="float">
            <text:p>798</text:p>
          </table:table-cell>
          <table:table-cell office:value-type="float" office:value="2.446039" calcext:value-type="float">
            <text:p>2.446039</text:p>
          </table:table-cell>
          <table:table-cell office:value-type="float" office:value="2.848495" calcext:value-type="float">
            <text:p>2.848495</text:p>
          </table:table-cell>
          <table:table-cell office:value-type="float" office:value="3.047538" calcext:value-type="float">
            <text:p>3.047538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801" calcext:value-type="float">
            <text:p>801</text:p>
          </table:table-cell>
          <table:table-cell office:value-type="float" office:value="2.903679" calcext:value-type="float">
            <text:p>2.903679</text:p>
          </table:table-cell>
          <table:table-cell office:value-type="float" office:value="3.190981" calcext:value-type="float">
            <text:p>3.190981</text:p>
          </table:table-cell>
          <table:table-cell office:value-type="float" office:value="3.399039" calcext:value-type="float">
            <text:p>3.399039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801" calcext:value-type="float">
            <text:p>801</text:p>
          </table:table-cell>
          <table:table-cell office:value-type="float" office:value="3.049614" calcext:value-type="float">
            <text:p>3.049614</text:p>
          </table:table-cell>
          <table:table-cell office:value-type="float" office:value="3.208786" calcext:value-type="float">
            <text:p>3.208786</text:p>
          </table:table-cell>
          <table:table-cell office:value-type="float" office:value="3.537344" calcext:value-type="float">
            <text:p>3.537344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801" calcext:value-type="float">
            <text:p>801</text:p>
          </table:table-cell>
          <table:table-cell office:value-type="float" office:value="3.151115" calcext:value-type="float">
            <text:p>3.151115</text:p>
          </table:table-cell>
          <table:table-cell office:value-type="float" office:value="3.272517" calcext:value-type="float">
            <text:p>3.272517</text:p>
          </table:table-cell>
          <table:table-cell office:value-type="float" office:value="3.511283" calcext:value-type="float">
            <text:p>3.511283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801" calcext:value-type="float">
            <text:p>801</text:p>
          </table:table-cell>
          <table:table-cell office:value-type="float" office:value="3.200798" calcext:value-type="float">
            <text:p>3.200798</text:p>
          </table:table-cell>
          <table:table-cell office:value-type="float" office:value="3.314785" calcext:value-type="float">
            <text:p>3.314785</text:p>
          </table:table-cell>
          <table:table-cell office:value-type="float" office:value="3.533256" calcext:value-type="float">
            <text:p>3.533256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801" calcext:value-type="float">
            <text:p>801</text:p>
          </table:table-cell>
          <table:table-cell office:value-type="float" office:value="3.27996" calcext:value-type="float">
            <text:p>3.27996</text:p>
          </table:table-cell>
          <table:table-cell office:value-type="float" office:value="3.392398" calcext:value-type="float">
            <text:p>3.392398</text:p>
          </table:table-cell>
          <table:table-cell office:value-type="float" office:value="3.603995" calcext:value-type="float">
            <text:p>3.603995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801" calcext:value-type="float">
            <text:p>801</text:p>
          </table:table-cell>
          <table:table-cell office:value-type="float" office:value="3.600821" calcext:value-type="float">
            <text:p>3.600821</text:p>
          </table:table-cell>
          <table:table-cell office:value-type="float" office:value="3.960111" calcext:value-type="float">
            <text:p>3.960111</text:p>
          </table:table-cell>
          <table:table-cell office:value-type="float" office:value="6.940107" calcext:value-type="float">
            <text:p>6.9401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1" table:formula="of:=([.D2]-[.$D$2])/[.$D$2]" office:value-type="percentage" office:value="0" calcext:value-type="percentage">
            <text:p>0.00%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-free</text:p>
          </table:table-cell>
          <table:table-cell table:style-name="ce1" table:formula="of:=([.D3]-[.$D$2])/[.$D$2]" office:value-type="percentage" office:value="0.120234018314935" calcext:value-type="percentage">
            <text:p>12.02%</text:p>
          </table:table-cell>
          <table:table-cell table:formula="of:=[.D3]-[.$D$2]" office:value-type="float" office:value="0.342486" calcext:value-type="float">
            <text:p>0.342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i</text:p>
          </table:table-cell>
          <table:table-cell table:style-name="ce1" table:formula="of:=([.D4]-[.$D$2])/[.$D$2]" office:value-type="percentage" office:value="0.126484687527975" calcext:value-type="percentage">
            <text:p>12.65%</text:p>
          </table:table-cell>
          <table:table-cell table:formula="of:=[.D4]-[.$D$2]" office:value-type="float" office:value="0.360291" calcext:value-type="float">
            <text:p>0.360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fony</text:p>
          </table:table-cell>
          <table:table-cell table:style-name="ce1" table:formula="of:=([.D5]-[.$D$2])/[.$D$2]" office:value-type="percentage" office:value="0.148858256728553" calcext:value-type="percentage">
            <text:p>14.89%</text:p>
          </table:table-cell>
          <table:table-cell table:formula="of:=[.D5]-[.$D$2]" office:value-type="float" office:value="0.424022" calcext:value-type="float">
            <text:p>0.424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inas</text:p>
          </table:table-cell>
          <table:table-cell table:style-name="ce1" table:formula="of:=([.D6]-[.$D$2])/[.$D$2]" office:value-type="percentage" office:value="0.163696969803352" calcext:value-type="percentage">
            <text:p>16.37%</text:p>
          </table:table-cell>
          <table:table-cell table:formula="of:=[.D6]-[.$D$2]" office:value-type="float" office:value="0.46629" calcext:value-type="float">
            <text:p>0.46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4</text:p>
          </table:table-cell>
          <table:table-cell table:style-name="ce1" table:formula="of:=([.D7]-[.$D$2])/[.$D$2]" office:value-type="percentage" office:value="0.190943989720888" calcext:value-type="percentage">
            <text:p>19.09%</text:p>
          </table:table-cell>
          <table:table-cell table:formula="of:=[.D7]-[.$D$2]" office:value-type="float" office:value="0.543903" calcext:value-type="float">
            <text:p>0.543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avel</text:p>
          </table:table-cell>
          <table:table-cell table:style-name="ce1" table:formula="of:=([.D8]-[.$D$2])/[.$D$2]" office:value-type="percentage" office:value="0.390246779439669" calcext:value-type="percentage">
            <text:p>39.02%</text:p>
          </table:table-cell>
          <table:table-cell table:formula="of:=[.D8]-[.$D$2]" office:value-type="float" office:value="1.111616" calcext:value-type="float">
            <text:p>1.111616</text:p>
          </table:table-cell>
          <table:table-cell table:number-columns-repeated="2"/>
        </table:table-row>
      </table:table>
      <table:table table:name="test-300-0.100" table:style-name="ta1">
        <table:shapes>
          <draw:frame draw:z-index="0" draw:style-name="gr1" draw:text-style-name="P1" svg:width="15.816cm" svg:height="12.419cm" svg:x="0.384cm" svg:y="7.726cm">
            <draw:object draw:notify-on-update-of-ranges="'test-300-0.100'.A2:'test-300-0.100'.A8 'test-300-0.100'.D1:'test-300-0.100'.D1 'test-300-0.100'.D2:'test-300-0.100'.D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 (W)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798" calcext:value-type="float">
            <text:p>798</text:p>
          </table:table-cell>
          <table:table-cell office:value-type="float" office:value="2.40777" calcext:value-type="float">
            <text:p>2.40777</text:p>
          </table:table-cell>
          <table:table-cell office:value-type="float" office:value="2.848731" calcext:value-type="float">
            <text:p>2.848731</text:p>
          </table:table-cell>
          <table:table-cell office:value-type="float" office:value="3.055229" calcext:value-type="float">
            <text:p>3.055229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801" calcext:value-type="float">
            <text:p>801</text:p>
          </table:table-cell>
          <table:table-cell office:value-type="float" office:value="2.820672" calcext:value-type="float">
            <text:p>2.820672</text:p>
          </table:table-cell>
          <table:table-cell office:value-type="float" office:value="3.048041" calcext:value-type="float">
            <text:p>3.048041</text:p>
          </table:table-cell>
          <table:table-cell office:value-type="float" office:value="3.250114" calcext:value-type="float">
            <text:p>3.250114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801" calcext:value-type="float">
            <text:p>801</text:p>
          </table:table-cell>
          <table:table-cell office:value-type="float" office:value="2.88195" calcext:value-type="float">
            <text:p>2.88195</text:p>
          </table:table-cell>
          <table:table-cell office:value-type="float" office:value="3.059839" calcext:value-type="float">
            <text:p>3.059839</text:p>
          </table:table-cell>
          <table:table-cell office:value-type="float" office:value="3.283439" calcext:value-type="float">
            <text:p>3.283439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801" calcext:value-type="float">
            <text:p>801</text:p>
          </table:table-cell>
          <table:table-cell office:value-type="float" office:value="3.003533" calcext:value-type="float">
            <text:p>3.003533</text:p>
          </table:table-cell>
          <table:table-cell office:value-type="float" office:value="3.090851" calcext:value-type="float">
            <text:p>3.090851</text:p>
          </table:table-cell>
          <table:table-cell office:value-type="float" office:value="3.423698" calcext:value-type="float">
            <text:p>3.423698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801" calcext:value-type="float">
            <text:p>801</text:p>
          </table:table-cell>
          <table:table-cell office:value-type="float" office:value="3.044487" calcext:value-type="float">
            <text:p>3.044487</text:p>
          </table:table-cell>
          <table:table-cell office:value-type="float" office:value="3.122813" calcext:value-type="float">
            <text:p>3.122813</text:p>
          </table:table-cell>
          <table:table-cell office:value-type="float" office:value="3.343559" calcext:value-type="float">
            <text:p>3.343559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801" calcext:value-type="float">
            <text:p>801</text:p>
          </table:table-cell>
          <table:table-cell office:value-type="float" office:value="3.056267" calcext:value-type="float">
            <text:p>3.056267</text:p>
          </table:table-cell>
          <table:table-cell office:value-type="float" office:value="3.170757" calcext:value-type="float">
            <text:p>3.170757</text:p>
          </table:table-cell>
          <table:table-cell office:value-type="float" office:value="3.372123" calcext:value-type="float">
            <text:p>3.372123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801" calcext:value-type="float">
            <text:p>801</text:p>
          </table:table-cell>
          <table:table-cell office:value-type="float" office:value="3.256705" calcext:value-type="float">
            <text:p>3.256705</text:p>
          </table:table-cell>
          <table:table-cell office:value-type="float" office:value="3.459523" calcext:value-type="float">
            <text:p>3.459523</text:p>
          </table:table-cell>
          <table:table-cell office:value-type="float" office:value="6.582869" calcext:value-type="float">
            <text:p>6.5828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1" table:formula="of:=([.D2]-[.$D$2])/[.$D$2]" office:value-type="percentage" office:value="0" calcext:value-type="percentage">
            <text:p>0.00%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-free</text:p>
          </table:table-cell>
          <table:table-cell table:style-name="ce1" table:formula="of:=([.D3]-[.$D$2])/[.$D$2]" office:value-type="percentage" office:value="0.0699644859412841" calcext:value-type="percentage">
            <text:p>7.00%</text:p>
          </table:table-cell>
          <table:table-cell table:formula="of:=[.D3]-[.$D$2]" office:value-type="float" office:value="0.19931" calcext:value-type="float">
            <text:p>0.19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i</text:p>
          </table:table-cell>
          <table:table-cell table:style-name="ce1" table:formula="of:=([.D4]-[.$D$2])/[.$D$2]" office:value-type="percentage" office:value="0.0741059791184216" calcext:value-type="percentage">
            <text:p>7.41%</text:p>
          </table:table-cell>
          <table:table-cell table:formula="of:=[.D4]-[.$D$2]" office:value-type="float" office:value="0.211108" calcext:value-type="float">
            <text:p>0.211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fony</text:p>
          </table:table-cell>
          <table:table-cell table:style-name="ce1" table:formula="of:=([.D5]-[.$D$2])/[.$D$2]" office:value-type="percentage" office:value="0.0849922298735823" calcext:value-type="percentage">
            <text:p>8.50%</text:p>
          </table:table-cell>
          <table:table-cell table:formula="of:=[.D5]-[.$D$2]" office:value-type="float" office:value="0.24212" calcext:value-type="float">
            <text:p>0.24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inas</text:p>
          </table:table-cell>
          <table:table-cell table:style-name="ce1" table:formula="of:=([.D6]-[.$D$2])/[.$D$2]" office:value-type="percentage" office:value="0.0962119624492449" calcext:value-type="percentage">
            <text:p>9.62%</text:p>
          </table:table-cell>
          <table:table-cell table:formula="of:=[.D6]-[.$D$2]" office:value-type="float" office:value="0.274082" calcext:value-type="float">
            <text:p>0.274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4</text:p>
          </table:table-cell>
          <table:table-cell table:style-name="ce1" table:formula="of:=([.D7]-[.$D$2])/[.$D$2]" office:value-type="percentage" office:value="0.113041912346234" calcext:value-type="percentage">
            <text:p>11.30%</text:p>
          </table:table-cell>
          <table:table-cell table:formula="of:=[.D7]-[.$D$2]" office:value-type="float" office:value="0.322026" calcext:value-type="float">
            <text:p>0.32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avel</text:p>
          </table:table-cell>
          <table:table-cell table:style-name="ce1" table:formula="of:=([.D8]-[.$D$2])/[.$D$2]" office:value-type="percentage" office:value="0.214408450639952" calcext:value-type="percentage">
            <text:p>21.44%</text:p>
          </table:table-cell>
          <table:table-cell table:formula="of:=[.D8]-[.$D$2]" office:value-type="float" office:value="0.610792" calcext:value-type="float">
            <text:p>0.610792</text:p>
          </table:table-cell>
          <table:table-cell table:number-columns-repeated="2"/>
        </table:table-row>
      </table:table>
      <table:table table:name="test-300-0.200" table:style-name="ta1">
        <table:shapes>
          <draw:frame draw:z-index="0" draw:style-name="gr1" draw:text-style-name="P1" svg:width="15.556cm" svg:height="12.216cm" svg:x="0.336cm" svg:y="7.574cm">
            <draw:object draw:notify-on-update-of-ranges="'test-300-0.200'.A2:'test-300-0.200'.A8 'test-300-0.200'.D1:'test-300-0.200'.D1 'test-300-0.200'.D2:'test-300-0.200'.D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 (W)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798" calcext:value-type="float">
            <text:p>798</text:p>
          </table:table-cell>
          <table:table-cell office:value-type="float" office:value="2.42785" calcext:value-type="float">
            <text:p>2.42785</text:p>
          </table:table-cell>
          <table:table-cell office:value-type="float" office:value="2.848139" calcext:value-type="float">
            <text:p>2.848139</text:p>
          </table:table-cell>
          <table:table-cell office:value-type="float" office:value="3.059867" calcext:value-type="float">
            <text:p>3.059867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801" calcext:value-type="float">
            <text:p>801</text:p>
          </table:table-cell>
          <table:table-cell office:value-type="float" office:value="2.697381" calcext:value-type="float">
            <text:p>2.697381</text:p>
          </table:table-cell>
          <table:table-cell office:value-type="float" office:value="2.958069" calcext:value-type="float">
            <text:p>2.958069</text:p>
          </table:table-cell>
          <table:table-cell office:value-type="float" office:value="3.196708" calcext:value-type="float">
            <text:p>3.196708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801" calcext:value-type="float">
            <text:p>801</text:p>
          </table:table-cell>
          <table:table-cell office:value-type="float" office:value="2.76397" calcext:value-type="float">
            <text:p>2.76397</text:p>
          </table:table-cell>
          <table:table-cell office:value-type="float" office:value="2.966135" calcext:value-type="float">
            <text:p>2.966135</text:p>
          </table:table-cell>
          <table:table-cell office:value-type="float" office:value="3.167106" calcext:value-type="float">
            <text:p>3.167106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801" calcext:value-type="float">
            <text:p>801</text:p>
          </table:table-cell>
          <table:table-cell office:value-type="float" office:value="2.914544" calcext:value-type="float">
            <text:p>2.914544</text:p>
          </table:table-cell>
          <table:table-cell office:value-type="float" office:value="2.98844" calcext:value-type="float">
            <text:p>2.98844</text:p>
          </table:table-cell>
          <table:table-cell office:value-type="float" office:value="3.179862" calcext:value-type="float">
            <text:p>3.179862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801" calcext:value-type="float">
            <text:p>801</text:p>
          </table:table-cell>
          <table:table-cell office:value-type="float" office:value="2.929008" calcext:value-type="float">
            <text:p>2.929008</text:p>
          </table:table-cell>
          <table:table-cell office:value-type="float" office:value="2.998107" calcext:value-type="float">
            <text:p>2.998107</text:p>
          </table:table-cell>
          <table:table-cell office:value-type="float" office:value="3.200797" calcext:value-type="float">
            <text:p>3.200797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801" calcext:value-type="float">
            <text:p>801</text:p>
          </table:table-cell>
          <table:table-cell office:value-type="float" office:value="2.954949" calcext:value-type="float">
            <text:p>2.954949</text:p>
          </table:table-cell>
          <table:table-cell office:value-type="float" office:value="3.029028" calcext:value-type="float">
            <text:p>3.029028</text:p>
          </table:table-cell>
          <table:table-cell office:value-type="float" office:value="3.258964" calcext:value-type="float">
            <text:p>3.258964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801" calcext:value-type="float">
            <text:p>801</text:p>
          </table:table-cell>
          <table:table-cell office:value-type="float" office:value="3.064995" calcext:value-type="float">
            <text:p>3.064995</text:p>
          </table:table-cell>
          <table:table-cell office:value-type="float" office:value="3.178731" calcext:value-type="float">
            <text:p>3.178731</text:p>
          </table:table-cell>
          <table:table-cell office:value-type="float" office:value="4.788745" calcext:value-type="float">
            <text:p>4.7887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1" table:formula="of:=([.D2]-[.$D$2])/[.$D$2]" office:value-type="percentage" office:value="0" calcext:value-type="percentage">
            <text:p>0.00%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-free</text:p>
          </table:table-cell>
          <table:table-cell table:style-name="ce1" table:formula="of:=([.D3]-[.$D$2])/[.$D$2]" office:value-type="percentage" office:value="0.0385971330753168" calcext:value-type="percentage">
            <text:p>3.86%</text:p>
          </table:table-cell>
          <table:table-cell table:formula="of:=[.D3]-[.$D$2]" office:value-type="float" office:value="0.10993" calcext:value-type="float">
            <text:p>0.10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i</text:p>
          </table:table-cell>
          <table:table-cell table:style-name="ce1" table:formula="of:=([.D4]-[.$D$2])/[.$D$2]" office:value-type="percentage" office:value="0.0414291577763584" calcext:value-type="percentage">
            <text:p>4.14%</text:p>
          </table:table-cell>
          <table:table-cell table:formula="of:=[.D4]-[.$D$2]" office:value-type="float" office:value="0.117996" calcext:value-type="float">
            <text:p>0.117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fony</text:p>
          </table:table-cell>
          <table:table-cell table:style-name="ce1" table:formula="of:=([.D5]-[.$D$2])/[.$D$2]" office:value-type="percentage" office:value="0.0492605873519516" calcext:value-type="percentage">
            <text:p>4.93%</text:p>
          </table:table-cell>
          <table:table-cell table:formula="of:=[.D5]-[.$D$2]" office:value-type="float" office:value="0.140301" calcext:value-type="float">
            <text:p>0.140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inas</text:p>
          </table:table-cell>
          <table:table-cell table:style-name="ce1" table:formula="of:=([.D6]-[.$D$2])/[.$D$2]" office:value-type="percentage" office:value="0.0526547334943975" calcext:value-type="percentage">
            <text:p>5.27%</text:p>
          </table:table-cell>
          <table:table-cell table:formula="of:=[.D6]-[.$D$2]" office:value-type="float" office:value="0.149968" calcext:value-type="float">
            <text:p>0.149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4</text:p>
          </table:table-cell>
          <table:table-cell table:style-name="ce1" table:formula="of:=([.D7]-[.$D$2])/[.$D$2]" office:value-type="percentage" office:value="0.0635112963236695" calcext:value-type="percentage">
            <text:p>6.35%</text:p>
          </table:table-cell>
          <table:table-cell table:formula="of:=[.D7]-[.$D$2]" office:value-type="float" office:value="0.180889" calcext:value-type="float">
            <text:p>0.180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avel</text:p>
          </table:table-cell>
          <table:table-cell table:style-name="ce1" table:formula="of:=([.D8]-[.$D$2])/[.$D$2]" office:value-type="percentage" office:value="0.116072986606342" calcext:value-type="percentage">
            <text:p>11.61%</text:p>
          </table:table-cell>
          <table:table-cell table:formula="of:=[.D8]-[.$D$2]" office:value-type="float" office:value="0.330592" calcext:value-type="float">
            <text:p>0.330592</text:p>
          </table:table-cell>
          <table:table-cell table:number-columns-repeated="2"/>
        </table:table-row>
      </table:table>
      <table:table table:name="test-300-1.000" table:style-name="ta1">
        <table:shapes>
          <draw:frame draw:z-index="0" draw:style-name="gr1" draw:text-style-name="P1" svg:width="15.077cm" svg:height="11.84cm" svg:x="0.384cm" svg:y="9.154cm">
            <draw:object draw:notify-on-update-of-ranges="'test-300-1.000'.A2:'test-300-1.000'.A8 'test-300-1.000'.D1:'test-300-1.000'.D1 'test-300-1.000'.D2:'test-300-1.000'.D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 (W)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798" calcext:value-type="float">
            <text:p>798</text:p>
          </table:table-cell>
          <table:table-cell office:value-type="float" office:value="2.429804" calcext:value-type="float">
            <text:p>2.429804</text:p>
          </table:table-cell>
          <table:table-cell office:value-type="float" office:value="2.847344" calcext:value-type="float">
            <text:p>2.847344</text:p>
          </table:table-cell>
          <table:table-cell office:value-type="float" office:value="3.058037" calcext:value-type="float">
            <text:p>3.058037</text:p>
          </table:table-cell>
        </table:table-row>
        <table:table-row table:style-name="ro1">
          <table:table-cell office:value-type="string" calcext:value-type="string">
            <text:p>fat-free</text:p>
          </table:table-cell>
          <table:table-cell office:value-type="float" office:value="801" calcext:value-type="float">
            <text:p>801</text:p>
          </table:table-cell>
          <table:table-cell office:value-type="float" office:value="2.490717" calcext:value-type="float">
            <text:p>2.490717</text:p>
          </table:table-cell>
          <table:table-cell office:value-type="float" office:value="2.874423" calcext:value-type="float">
            <text:p>2.874423</text:p>
          </table:table-cell>
          <table:table-cell office:value-type="float" office:value="3.087883" calcext:value-type="float">
            <text:p>3.087883</text:p>
          </table:table-cell>
        </table:table-row>
        <table:table-row table:style-name="ro1">
          <table:table-cell office:value-type="string" calcext:value-type="string">
            <text:p>yii</text:p>
          </table:table-cell>
          <table:table-cell office:value-type="float" office:value="801" calcext:value-type="float">
            <text:p>801</text:p>
          </table:table-cell>
          <table:table-cell office:value-type="float" office:value="2.59887" calcext:value-type="float">
            <text:p>2.59887</text:p>
          </table:table-cell>
          <table:table-cell office:value-type="float" office:value="2.874704" calcext:value-type="float">
            <text:p>2.874704</text:p>
          </table:table-cell>
          <table:table-cell office:value-type="float" office:value="3.077934" calcext:value-type="float">
            <text:p>3.077934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802" calcext:value-type="float">
            <text:p>802</text:p>
          </table:table-cell>
          <table:table-cell office:value-type="float" office:value="2.80938" calcext:value-type="float">
            <text:p>2.80938</text:p>
          </table:table-cell>
          <table:table-cell office:value-type="float" office:value="2.882816" calcext:value-type="float">
            <text:p>2.882816</text:p>
          </table:table-cell>
          <table:table-cell office:value-type="float" office:value="3.089591" calcext:value-type="float">
            <text:p>3.089591</text:p>
          </table:table-cell>
        </table:table-row>
        <table:table-row table:style-name="ro1">
          <table:table-cell office:value-type="string" calcext:value-type="string">
            <text:p>laminas</text:p>
          </table:table-cell>
          <table:table-cell office:value-type="float" office:value="803" calcext:value-type="float">
            <text:p>803</text:p>
          </table:table-cell>
          <table:table-cell office:value-type="float" office:value="2.814385" calcext:value-type="float">
            <text:p>2.814385</text:p>
          </table:table-cell>
          <table:table-cell office:value-type="float" office:value="2.886425" calcext:value-type="float">
            <text:p>2.886425</text:p>
          </table:table-cell>
          <table:table-cell office:value-type="float" office:value="3.097343" calcext:value-type="float">
            <text:p>3.097343</text:p>
          </table:table-cell>
        </table:table-row>
        <table:table-row table:style-name="ro1">
          <table:table-cell office:value-type="string" calcext:value-type="string">
            <text:p>ci4</text:p>
          </table:table-cell>
          <table:table-cell office:value-type="float" office:value="802" calcext:value-type="float">
            <text:p>802</text:p>
          </table:table-cell>
          <table:table-cell office:value-type="float" office:value="2.733575" calcext:value-type="float">
            <text:p>2.733575</text:p>
          </table:table-cell>
          <table:table-cell office:value-type="float" office:value="2.889517" calcext:value-type="float">
            <text:p>2.889517</text:p>
          </table:table-cell>
          <table:table-cell office:value-type="float" office:value="3.10839" calcext:value-type="float">
            <text:p>3.10839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801" calcext:value-type="float">
            <text:p>801</text:p>
          </table:table-cell>
          <table:table-cell office:value-type="float" office:value="2.844597" calcext:value-type="float">
            <text:p>2.844597</text:p>
          </table:table-cell>
          <table:table-cell office:value-type="float" office:value="2.927437" calcext:value-type="float">
            <text:p>2.927437</text:p>
          </table:table-cell>
          <table:table-cell office:value-type="float" office:value="4.058034" calcext:value-type="float">
            <text:p>4.0580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1" table:formula="of:=([.D2]-[.$D$2])/[.$D$2]" office:value-type="percentage" office:value="0" calcext:value-type="percentage">
            <text:p>0.00%</text:p>
          </table:table-cell>
          <table:table-cell table:style-name="ce2" table:formula="of:=[.D2]-[.$D$2]" office:value-type="float" office:value="0" calcext:value-type="float">
            <text:p>0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-free</text:p>
          </table:table-cell>
          <table:table-cell table:style-name="ce1" table:formula="of:=([.D3]-[.$D$2])/[.$D$2]" office:value-type="percentage" office:value="0.00951026640967866" calcext:value-type="percentage">
            <text:p>0.95%</text:p>
          </table:table-cell>
          <table:table-cell table:style-name="ce2" table:formula="of:=[.D3]-[.$D$2]" office:value-type="float" office:value="0.0270790000000001" calcext:value-type="float">
            <text:p>0.027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i</text:p>
          </table:table-cell>
          <table:table-cell table:style-name="ce1" table:formula="of:=([.D4]-[.$D$2])/[.$D$2]" office:value-type="percentage" office:value="0.00960895487162767" calcext:value-type="percentage">
            <text:p>0.96%</text:p>
          </table:table-cell>
          <table:table-cell table:style-name="ce2" table:formula="of:=[.D4]-[.$D$2]" office:value-type="float" office:value="0.0273599999999998" calcext:value-type="float">
            <text:p>0.027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fony</text:p>
          </table:table-cell>
          <table:table-cell table:style-name="ce1" table:formula="of:=([.D5]-[.$D$2])/[.$D$2]" office:value-type="percentage" office:value="0.0124579257019875" calcext:value-type="percentage">
            <text:p>1.25%</text:p>
          </table:table-cell>
          <table:table-cell table:style-name="ce2" table:formula="of:=[.D5]-[.$D$2]" office:value-type="float" office:value="0.0354719999999999" calcext:value-type="float">
            <text:p>0.035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inas</text:p>
          </table:table-cell>
          <table:table-cell table:style-name="ce1" table:formula="of:=([.D6]-[.$D$2])/[.$D$2]" office:value-type="percentage" office:value="0.0137254227097252" calcext:value-type="percentage">
            <text:p>1.37%</text:p>
          </table:table-cell>
          <table:table-cell table:style-name="ce2" table:formula="of:=[.D6]-[.$D$2]" office:value-type="float" office:value="0.0390809999999999" calcext:value-type="float">
            <text:p>0.039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4</text:p>
          </table:table-cell>
          <table:table-cell table:style-name="ce1" table:formula="of:=([.D7]-[.$D$2])/[.$D$2]" office:value-type="percentage" office:value="0.0148113469956563" calcext:value-type="percentage">
            <text:p>1.48%</text:p>
          </table:table-cell>
          <table:table-cell table:style-name="ce2" table:formula="of:=[.D7]-[.$D$2]" office:value-type="float" office:value="0.042173" calcext:value-type="float">
            <text:p>0.042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avel</text:p>
          </table:table-cell>
          <table:table-cell table:style-name="ce1" table:formula="of:=([.D8]-[.$D$2])/[.$D$2]" office:value-type="percentage" office:value="0.028129021291421" calcext:value-type="percentage">
            <text:p>2.81%</text:p>
          </table:table-cell>
          <table:table-cell table:style-name="ce2" table:formula="of:=[.D8]-[.$D$2]" office:value-type="float" office:value="0.0800929999999998" calcext:value-type="float">
            <text:p>0.080093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</table:table>
      <table:named-expressions/>
      <table:database-ranges>
        <table:database-range table:name="__Anonymous_Sheet_DB__0" table:target-range-address="'test-300-0.010'.A1:'test-300-0.010'.E8">
          <table:sort>
            <table:sort-by table:field-number="3" table:data-type="automatic"/>
          </table:sort>
        </table:database-range>
        <table:database-range table:name="__Anonymous_Sheet_DB__1" table:target-range-address="'test-300-0.050'.A1:'test-300-0.050'.E8">
          <table:sort>
            <table:sort-by table:field-number="3" table:data-type="automatic"/>
          </table:sort>
        </table:database-range>
        <table:database-range table:name="__Anonymous_Sheet_DB__2" table:target-range-address="'test-300-0.100'.A1:'test-300-0.100'.E8">
          <table:sort>
            <table:sort-by table:field-number="3" table:data-type="automatic"/>
          </table:sort>
        </table:database-range>
        <table:database-range table:name="__Anonymous_Sheet_DB__3" table:target-range-address="'test-300-0.200'.A1:'test-300-0.200'.E8">
          <table:sort>
            <table:sort-by table:field-number="3" table:data-type="automatic"/>
          </table:sort>
        </table:database-range>
        <table:database-range table:name="__Anonymous_Sheet_DB__4" table:target-range-address="'test-300-1.000'.A1:'test-300-1.000'.E8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7T00:12:32.865900271</dc:date>
    <meta:editing-duration>PT3H47M7S</meta:editing-duration>
    <meta:editing-cycles>8</meta:editing-cycles>
    <meta:generator>LibreOffice/7.3.7.2$Linux_X86_64 LibreOffice_project/30$Build-2</meta:generator>
    <meta:document-statistic meta:table-count="5" meta:cell-count="30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label-position="top"/>
      <style:graphic-properties draw:stroke="none" draw:fill-color="#ff8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61cm" svg:height="11.827cm" xlink:href=".." xlink:type="simple" chart:class="chart:bar" chart:style-name="ch1">
        <chart:plot-area chart:style-name="ch2" table:cell-range-address="'test-300-0.010'.A2:'test-300-0.010'.A8 'test-300-0.010'.D1:'test-300-0.010'.D8" chart:data-source-has-labels="both" svg:x="0.301cm" svg:y="0.236cm" svg:width="14.459cm" svg:height="11.355cm">
          <chart:coordinate-region svg:x="0.746cm" svg:y="0.443cm" svg:width="14.014cm" svg:height="10.486cm"/>
          <chart:axis chart:dimension="x" chart:name="primary-x" chart:style-name="ch3" chartooo:axis-type="auto">
            <chartooo:date-scale/>
            <chart:categories table:cell-range-address="'test-300-0.010'.A2:'test-300-0.010'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t-300-0.010'.D2:'test-300-0.010'.D8" chart:label-cell-address="'test-300-0.010'.D1:'test-300-0.010'.D1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(W)</text:p>
                <draw:g>
                  <svg:desc>'test-300-0.010'.D1:'test-300-0.01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test-300-0.010'.A2:'test-300-0.010'.A8</svg:desc>
                </draw:g>
              </table:table-cell>
              <table:table-cell office:value-type="float" office:value="2.846413">
                <text:p>2.846413</text:p>
                <draw:g>
                  <svg:desc>'test-300-0.010'.D2:'test-300-0.010'.D8</svg:desc>
                </draw:g>
              </table:table-cell>
            </table:table-row>
            <table:table-row>
              <table:table-cell office:value-type="string">
                <text:p>fat-free</text:p>
              </table:table-cell>
              <table:table-cell office:value-type="float" office:value="3.764754">
                <text:p>3.764754</text:p>
              </table:table-cell>
            </table:table-row>
            <table:table-row>
              <table:table-cell office:value-type="string">
                <text:p>yii</text:p>
              </table:table-cell>
              <table:table-cell office:value-type="float" office:value="3.808968">
                <text:p>3.808968</text:p>
              </table:table-cell>
            </table:table-row>
            <table:table-row>
              <table:table-cell office:value-type="string">
                <text:p>symfony</text:p>
              </table:table-cell>
              <table:table-cell office:value-type="float" office:value="3.945235">
                <text:p>3.945235</text:p>
              </table:table-cell>
            </table:table-row>
            <table:table-row>
              <table:table-cell office:value-type="string">
                <text:p>laminas</text:p>
              </table:table-cell>
              <table:table-cell office:value-type="float" office:value="4.053807">
                <text:p>4.053807</text:p>
              </table:table-cell>
            </table:table-row>
            <table:table-row>
              <table:table-cell office:value-type="string">
                <text:p>ci4</text:p>
              </table:table-cell>
              <table:table-cell office:value-type="float" office:value="4.203545">
                <text:p>4.203545</text:p>
              </table:table-cell>
            </table:table-row>
            <table:table-row>
              <table:table-cell office:value-type="string">
                <text:p>laravel</text:p>
              </table:table-cell>
              <table:table-cell office:value-type="float" office:value="4.950947">
                <text:p>4.950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label-position="top"/>
      <style:graphic-properties draw:stroke="none" draw:fill-color="#ff8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8cm" svg:height="11.842cm" xlink:href=".." xlink:type="simple" chart:class="chart:bar" chart:style-name="ch1">
        <chart:plot-area chart:style-name="ch2" table:cell-range-address="'test-300-0.050'.A2:'test-300-0.050'.A8 'test-300-0.050'.D1:'test-300-0.050'.D8" chart:data-source-has-labels="both" svg:x="0.301cm" svg:y="0.236cm" svg:width="14.478cm" svg:height="11.37cm">
          <chart:coordinate-region svg:x="1.036cm" svg:y="0.443cm" svg:width="13.743cm" svg:height="10.501cm"/>
          <chart:axis chart:dimension="x" chart:name="primary-x" chart:style-name="ch3" chartooo:axis-type="auto">
            <chartooo:date-scale/>
            <chart:categories table:cell-range-address="'test-300-0.050'.A2:'test-300-0.050'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t-300-0.050'.D2:'test-300-0.050'.D8" chart:label-cell-address="'test-300-0.050'.D1:'test-300-0.050'.D1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(W)</text:p>
                <draw:g>
                  <svg:desc>'test-300-0.050'.D1:'test-300-0.05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test-300-0.050'.A2:'test-300-0.050'.A8</svg:desc>
                </draw:g>
              </table:table-cell>
              <table:table-cell office:value-type="float" office:value="2.848495">
                <text:p>2.848495</text:p>
                <draw:g>
                  <svg:desc>'test-300-0.050'.D2:'test-300-0.050'.D8</svg:desc>
                </draw:g>
              </table:table-cell>
            </table:table-row>
            <table:table-row>
              <table:table-cell office:value-type="string">
                <text:p>fat-free</text:p>
              </table:table-cell>
              <table:table-cell office:value-type="float" office:value="3.190981">
                <text:p>3.190981</text:p>
              </table:table-cell>
            </table:table-row>
            <table:table-row>
              <table:table-cell office:value-type="string">
                <text:p>yii</text:p>
              </table:table-cell>
              <table:table-cell office:value-type="float" office:value="3.208786">
                <text:p>3.208786</text:p>
              </table:table-cell>
            </table:table-row>
            <table:table-row>
              <table:table-cell office:value-type="string">
                <text:p>symfony</text:p>
              </table:table-cell>
              <table:table-cell office:value-type="float" office:value="3.272517">
                <text:p>3.272517</text:p>
              </table:table-cell>
            </table:table-row>
            <table:table-row>
              <table:table-cell office:value-type="string">
                <text:p>laminas</text:p>
              </table:table-cell>
              <table:table-cell office:value-type="float" office:value="3.314785">
                <text:p>3.314785</text:p>
              </table:table-cell>
            </table:table-row>
            <table:table-row>
              <table:table-cell office:value-type="string">
                <text:p>ci4</text:p>
              </table:table-cell>
              <table:table-cell office:value-type="float" office:value="3.392398">
                <text:p>3.392398</text:p>
              </table:table-cell>
            </table:table-row>
            <table:table-row>
              <table:table-cell office:value-type="string">
                <text:p>laravel</text:p>
              </table:table-cell>
              <table:table-cell office:value-type="float" office:value="3.960111">
                <text:p>3.960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label-position="top"/>
      <style:graphic-properties draw:stroke="none" draw:fill-color="#ff8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817cm" svg:height="12.42cm" xlink:href=".." xlink:type="simple" chart:class="chart:bar" chart:style-name="ch1">
        <chart:plot-area chart:style-name="ch2" table:cell-range-address="'test-300-0.100'.A2:'test-300-0.100'.A8 'test-300-0.100'.D1:'test-300-0.100'.D8" chart:data-source-has-labels="both" svg:x="0.316cm" svg:y="0.248cm" svg:width="15.185cm" svg:height="11.924cm">
          <chart:coordinate-region svg:x="1.051cm" svg:y="0.455cm" svg:width="14.45cm" svg:height="11.055cm"/>
          <chart:axis chart:dimension="x" chart:name="primary-x" chart:style-name="ch3" chartooo:axis-type="auto">
            <chartooo:date-scale/>
            <chart:categories table:cell-range-address="'test-300-0.100'.A2:'test-300-0.100'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t-300-0.100'.D2:'test-300-0.100'.D8" chart:label-cell-address="'test-300-0.100'.D1:'test-300-0.100'.D1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(W)</text:p>
                <draw:g>
                  <svg:desc>'test-300-0.100'.D1:'test-300-0.1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test-300-0.100'.A2:'test-300-0.100'.A8</svg:desc>
                </draw:g>
              </table:table-cell>
              <table:table-cell office:value-type="float" office:value="2.848731">
                <text:p>2.848731</text:p>
                <draw:g>
                  <svg:desc>'test-300-0.100'.D2:'test-300-0.100'.D8</svg:desc>
                </draw:g>
              </table:table-cell>
            </table:table-row>
            <table:table-row>
              <table:table-cell office:value-type="string">
                <text:p>fat-free</text:p>
              </table:table-cell>
              <table:table-cell office:value-type="float" office:value="3.048041">
                <text:p>3.048041</text:p>
              </table:table-cell>
            </table:table-row>
            <table:table-row>
              <table:table-cell office:value-type="string">
                <text:p>yii</text:p>
              </table:table-cell>
              <table:table-cell office:value-type="float" office:value="3.059839">
                <text:p>3.059839</text:p>
              </table:table-cell>
            </table:table-row>
            <table:table-row>
              <table:table-cell office:value-type="string">
                <text:p>symfony</text:p>
              </table:table-cell>
              <table:table-cell office:value-type="float" office:value="3.090851">
                <text:p>3.090851</text:p>
              </table:table-cell>
            </table:table-row>
            <table:table-row>
              <table:table-cell office:value-type="string">
                <text:p>laminas</text:p>
              </table:table-cell>
              <table:table-cell office:value-type="float" office:value="3.122813">
                <text:p>3.122813</text:p>
              </table:table-cell>
            </table:table-row>
            <table:table-row>
              <table:table-cell office:value-type="string">
                <text:p>ci4</text:p>
              </table:table-cell>
              <table:table-cell office:value-type="float" office:value="3.170757">
                <text:p>3.170757</text:p>
              </table:table-cell>
            </table:table-row>
            <table:table-row>
              <table:table-cell office:value-type="string">
                <text:p>laravel</text:p>
              </table:table-cell>
              <table:table-cell office:value-type="float" office:value="3.459523">
                <text:p>3.4595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label-position="top"/>
      <style:graphic-properties draw:stroke="none" draw:fill-color="#ff8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57cm" svg:height="12.217cm" xlink:href=".." xlink:type="simple" chart:class="chart:bar" chart:style-name="ch1">
        <chart:plot-area chart:style-name="ch2" table:cell-range-address="'test-300-0.200'.A2:'test-300-0.200'.A8 'test-300-0.200'.D1:'test-300-0.200'.D8" chart:data-source-has-labels="both" svg:x="0.311cm" svg:y="0.244cm" svg:width="14.935cm" svg:height="11.729cm">
          <chart:coordinate-region svg:x="1.046cm" svg:y="0.451cm" svg:width="14.2cm" svg:height="10.86cm"/>
          <chart:axis chart:dimension="x" chart:name="primary-x" chart:style-name="ch3" chartooo:axis-type="auto">
            <chartooo:date-scale/>
            <chart:categories table:cell-range-address="'test-300-0.200'.A2:'test-300-0.200'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t-300-0.200'.D2:'test-300-0.200'.D8" chart:label-cell-address="'test-300-0.200'.D1:'test-300-0.200'.D1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(W)</text:p>
                <draw:g>
                  <svg:desc>'test-300-0.200'.D1:'test-300-0.2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test-300-0.200'.A2:'test-300-0.200'.A8</svg:desc>
                </draw:g>
              </table:table-cell>
              <table:table-cell office:value-type="float" office:value="2.848139">
                <text:p>2.848139</text:p>
                <draw:g>
                  <svg:desc>'test-300-0.200'.D2:'test-300-0.200'.D8</svg:desc>
                </draw:g>
              </table:table-cell>
            </table:table-row>
            <table:table-row>
              <table:table-cell office:value-type="string">
                <text:p>fat-free</text:p>
              </table:table-cell>
              <table:table-cell office:value-type="float" office:value="2.958069">
                <text:p>2.958069</text:p>
              </table:table-cell>
            </table:table-row>
            <table:table-row>
              <table:table-cell office:value-type="string">
                <text:p>yii</text:p>
              </table:table-cell>
              <table:table-cell office:value-type="float" office:value="2.966135">
                <text:p>2.966135</text:p>
              </table:table-cell>
            </table:table-row>
            <table:table-row>
              <table:table-cell office:value-type="string">
                <text:p>symfony</text:p>
              </table:table-cell>
              <table:table-cell office:value-type="float" office:value="2.98844">
                <text:p>2.98844</text:p>
              </table:table-cell>
            </table:table-row>
            <table:table-row>
              <table:table-cell office:value-type="string">
                <text:p>laminas</text:p>
              </table:table-cell>
              <table:table-cell office:value-type="float" office:value="2.998107">
                <text:p>2.998107</text:p>
              </table:table-cell>
            </table:table-row>
            <table:table-row>
              <table:table-cell office:value-type="string">
                <text:p>ci4</text:p>
              </table:table-cell>
              <table:table-cell office:value-type="float" office:value="3.029028">
                <text:p>3.029028</text:p>
              </table:table-cell>
            </table:table-row>
            <table:table-row>
              <table:table-cell office:value-type="string">
                <text:p>laravel</text:p>
              </table:table-cell>
              <table:table-cell office:value-type="float" office:value="3.178731">
                <text:p>3.1787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label-position="top"/>
      <style:graphic-properties draw:stroke="none" draw:fill-color="#ff8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78cm" svg:height="11.841cm" xlink:href=".." xlink:type="simple" chart:class="chart:bar" chart:style-name="ch1">
        <chart:plot-area chart:style-name="ch2" table:cell-range-address="'test-300-1.000'.A2:'test-300-1.000'.A8 'test-300-1.000'.D1:'test-300-1.000'.D8" chart:data-source-has-labels="both" svg:x="0.301cm" svg:y="0.236cm" svg:width="14.476cm" svg:height="11.369cm">
          <chart:coordinate-region svg:x="1.229cm" svg:y="0.444cm" svg:width="13.548cm" svg:height="10.499cm"/>
          <chart:axis chart:dimension="x" chart:name="primary-x" chart:style-name="ch3" chartooo:axis-type="auto">
            <chartooo:date-scale/>
            <chart:categories table:cell-range-address="'test-300-1.000'.A2:'test-300-1.000'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t-300-1.000'.D2:'test-300-1.000'.D8" chart:label-cell-address="'test-300-1.000'.D1:'test-300-1.000'.D1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(W)</text:p>
                <draw:g>
                  <svg:desc>'test-300-1.000'.D1:'test-300-1.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test-300-1.000'.A2:'test-300-1.000'.A8</svg:desc>
                </draw:g>
              </table:table-cell>
              <table:table-cell office:value-type="float" office:value="2.847344">
                <text:p>2.847344</text:p>
                <draw:g>
                  <svg:desc>'test-300-1.000'.D2:'test-300-1.000'.D8</svg:desc>
                </draw:g>
              </table:table-cell>
            </table:table-row>
            <table:table-row>
              <table:table-cell office:value-type="string">
                <text:p>fat-free</text:p>
              </table:table-cell>
              <table:table-cell office:value-type="float" office:value="2.874423">
                <text:p>2.874423</text:p>
              </table:table-cell>
            </table:table-row>
            <table:table-row>
              <table:table-cell office:value-type="string">
                <text:p>yii</text:p>
              </table:table-cell>
              <table:table-cell office:value-type="float" office:value="2.874704">
                <text:p>2.874704</text:p>
              </table:table-cell>
            </table:table-row>
            <table:table-row>
              <table:table-cell office:value-type="string">
                <text:p>symfony</text:p>
              </table:table-cell>
              <table:table-cell office:value-type="float" office:value="2.882816">
                <text:p>2.882816</text:p>
              </table:table-cell>
            </table:table-row>
            <table:table-row>
              <table:table-cell office:value-type="string">
                <text:p>laminas</text:p>
              </table:table-cell>
              <table:table-cell office:value-type="float" office:value="2.886425">
                <text:p>2.886425</text:p>
              </table:table-cell>
            </table:table-row>
            <table:table-row>
              <table:table-cell office:value-type="string">
                <text:p>ci4</text:p>
              </table:table-cell>
              <table:table-cell office:value-type="float" office:value="2.889517">
                <text:p>2.889517</text:p>
              </table:table-cell>
            </table:table-row>
            <table:table-row>
              <table:table-cell office:value-type="string">
                <text:p>laravel</text:p>
              </table:table-cell>
              <table:table-cell office:value-type="float" office:value="2.927437">
                <text:p>2.9274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